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NW23LIW5CzR368HCHsPmlxAGlzMTx00eoSOr</text:p>
      <text:p text:style-name="Standard"/>
      <text:p text:style-name="Standard">https://github.com/Loguampt/SJC-COLLEGE.githttps://github.com/Loguampt/Periyar-Universit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8:32:10.620501902</meta:creation-date>
    <dc:date>2025-06-04T19:13:04.140289311</dc:date>
    <meta:editing-duration>PT10M3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2" meta:character-count="129" meta:non-whitespace-character-count="129"/>
  </office:meta>
</office:document-meta>
</file>